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a331" officeooo:paragraph-rsid="001ba3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++ -o “nombre que le doy a la funcion” espacio “archivo donde esta la funcion”</text:p>
      <text:p text:style-name="P1"/>
      <text:p text:style-name="P1">.\ “nombre que le di anteriormente a la funcion”</text:p>
      <text:p text:style-name="P1"/>
      <text:p text:style-name="P1">ej:</text:p>
      <text:p text:style-name="P1">g++ -o prueva1 prueva1.cpp</text:p>
      <text:p text:style-name="P1">./prueva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5T19:55:19.042818245</meta:creation-date>
    <dc:date>2017-08-05T19:58:35.836873327</dc:date>
    <meta:editing-duration>PT3M18S</meta:editing-duration>
    <meta:editing-cycles>1</meta:editing-cycles>
    <meta:document-statistic meta:table-count="0" meta:image-count="0" meta:object-count="0" meta:page-count="1" meta:paragraph-count="5" meta:word-count="30" meta:character-count="165" meta:non-whitespace-character-count="140"/>
    <meta:generator>LibreOffice/5.1.6.2$Linux_X86_64 LibreOffice_project/10m0$Build-2</meta:generator>
  </office:meta>
</office:document-meta>
</file>